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Microsoft YaHei" svg:font-family="'Microsoft YaHe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Heading_20_1">
      <style:paragraph-properties fo:text-align="center" style:justify-single-word="false"/>
    </style:style>
    <style:style style:name="T1" style:family="text">
      <style:text-properties style:font-name-asian="Microsoft YaHei" style:font-size-asian="12pt"/>
    </style:style>
    <style:style style:name="T2" style:family="text">
      <style:text-properties style:font-name="Microsoft YaHei" fo:font-size="12pt"/>
    </style:style>
    <style:style style:name="T3" style:family="text">
      <style:text-properties fo:color="#333333" style:font-name="Georgia" fo:background-color="#ffffff" loext:char-shading-value="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vim添加python3支持与设置</text:h>
      <text:p text:style-name="P1">1.sudo apt-get remove vim <text:s text:c="8"/>//输入re按下tab直接显示remove</text:p>
      <text:p text:style-name="P1"/>
      <text:p text:style-name="P1">2.sudo apt-get remove <text:s/>vim-runtime</text:p>
      <text:p text:style-name="P1"/>
      <text:p text:style-name="P1">3.sudo apt-get remove vim -tiny</text:p>
      <text:p text:style-name="P1"/>
      <text:p text:style-name="P1">4.sudo apt-get remove vim-common</text:p>
      <text:p text:style-name="P1"/>
      <text:p text:style-name="P1">然后下载vim8源码：</text:p>
      <text:p text:style-name="P1"/>
      <text:p text:style-name="P1">git clone https://github.com/vim/vim.git</text:p>
      <text:p text:style-name="P1"/>
      <text:p text:style-name="P1"><text:s text:c="3"/></text:p>
      <text:p text:style-name="P1">进行编译安装,添加python3和python2.7的支持：</text:p>
      <text:p text:style-name="P1">进入下载的vim的源码文件夹中：</text:p>
      <text:p text:style-name="P1"/>
      <text:p text:style-name="P1">cd vim/src</text:p>
      <text:p text:style-name="P1">./configure --with-features=huge \</text:p>
      <text:p text:style-name="P1"><text:s text:c="12"/>--enable-multibyte \</text:p>
      <text:p text:style-name="P1"><text:s text:c="12"/>--enable-rubyinterp=yes \</text:p>
      <text:p text:style-name="P1"><text:s text:c="12"/>--enable-pythoninterp=yes \</text:p>
      <text:p text:style-name="P1"><text:s text:c="12"/>--with-python-config-dir=/usr/lib/python2.7/config \</text:p>
      <text:p text:style-name="P1"><text:s text:c="12"/>--enable-python3interp=yes \</text:p>
      <text:p text:style-name="P1"><text:s text:c="12"/>--with-python3-config-dir=/usr/lib/python3.5/config \</text:p>
      <text:p text:style-name="P1"><text:s text:c="12"/>--enable-perlinterp=yes \</text:p>
      <text:p text:style-name="P1"><text:s text:c="12"/>--enable-luainterp=yes \</text:p>
      <text:p text:style-name="P1"><text:s text:c="12"/>--enable-gui=gtk2 --enable-cscope \ </text:p>
      <text:p text:style-name="P1"><text:s text:c="12"/>--prefix=/usr/local/vim8 <text:s text:c="2"/></text:p>
      <text:p text:style-name="P1"><text:soft-page-break/></text:p>
      <text:p text:style-name="P1"/>
      <text:p text:style-name="P1">记得创建prefix目录。和找对python安装路径。</text:p>
      <text:p text:style-name="P1">继续在当前文件夹下执行</text:p>
      <text:p text:style-name="P1"/>
      <text:p text:style-name="P1">sudo make</text:p>
      <text:p text:style-name="P1">sudo make install</text:p>
      <text:p text:style-name="P1"/>
      <text:p text:style-name="P1">添加完成。但是还没有进入到环境变量中。可以自行添加。也可以设置：</text:p>
      <text:p text:style-name="P1"/>
      <text:p text:style-name="P1">sudo update-alternatives --install /usr/bin/editor editor /usr/local/vim8/bin/vim 1</text:p>
      <text:p text:style-name="P1">sudo update-alternatives --set editor /usr/local/vim8/bin/vim</text:p>
      <text:p text:style-name="P1">sudo update-alternatives --install /usr/bin/vim vim /usr/local/vim8/bin/vim 1</text:p>
      <text:p text:style-name="P1">sudo update-alternatives --set vim /usr/local/vim8/bin/vim</text:p>
      <text:p text:style-name="P1">--------------------- </text:p>
      <text:p text:style-name="P1">作者：阿呜阿呜的发发 </text:p>
      <text:p text:style-name="P1">来源：CSDN </text:p>
      <text:p text:style-name="P1">原文：https://blog.csdn.net/u012587734/article/details/78572355 </text:p>
      <text:p text:style-name="P1">版权声明：本文为博主原创文章，转载请附上博文链接！</text:p>
      <text:p text:style-name="P1"/>
      <text:p text:style-name="P1"/>
      <text:p text:style-name="P1"><text:span text:style-name="T1">错误解决：</text:span> </text:p>
      <text:p text:style-name="Text_20_body"><text:span text:style-name="T1">　　报错：</text:span><text:span text:style-name="T2">checking for tgetent()... configure: error: NOT FOUND!</text:span></text:p>
      <text:p text:style-name="Text_20_body"><text:span text:style-name="T1">　　　　　</text:span><text:span text:style-name="T2">You need to install a terminal library; for example ncurses.</text:span><text:line-break/><text:span text:style-name="T1">　　解决方法：</text:span><text:span text:style-name="T2">sudo apt-get install lib64ncurses5-dev</text:span></text:p>
      <text:p text:style-name="Text_20_body"><text:span text:style-name="T2"/></text:p>
      <text:p text:style-name="Text_20_body"><text:span text:style-name="T2">--with-features=huge：支持最大特性<text:line-break/>--enable-rubyinterp：打开对ruby编写的插件的支持<text:line-break/>--enable-pythoninterp：打开对python编写的插件的支持<text:line-break/>--enable-python3interp：打开对python3编写的插件的支持<text:line-break/>--enable-luainterp：打开对lua编写的插件的支持<text:line-break/></text:span><text:soft-page-break/><text:span text:style-name="T2">--enable-perlinterp：打开对perl编写的插件的支持<text:line-break/>--enable-multibyte：打开多字节支持，可以在Vim中输入中文<text:line-break/>--enable-cscope：打开对cscope的支持<text:line-break/>--with-python-config-dir=/usr/lib/python2.7/config-x86_64-linux-gnu/ 指定python 路径<text:line-break/>--with-python-config-dir=/usr/lib/python3.5/config-3.5m-x86_64-linux-gnu/ 指定python3路径</text:span></text:p>
      <text:p text:style-name="Text_20_body"><text:span text:style-name="T2"/></text:p>
      <text:p text:style-name="Text_20_body"><text:span text:style-name="T2"/></text:p>
      <text:h text:style-name="Heading_20_1" text:outline-level="1"><text:bookmark text:name="cb_post_title_url"/><text:a xlink:type="simple" xlink:href="https://www.cnblogs.com/yuxc/archive/2012/05/13/2498019.html" text:style-name="Internet_20_link" text:visited-style-name="Visited_20_Internet_20_Link"><text:span text:style-name="T2">解决 Python.h：没有那个文件或目录 错误的方法</text:span></text:a><text:span text:style-name="T2"> </text:span></text:h>
      <text:section text:style-name="Sect1" text:name="cnblogs_post_body">
        <text:p text:style-name="Text_20_body">今天在实验室的ubuntu机子上安装Eventlet，在安装依赖包greenlet时出现错误，出现编译错误。</text:p>
        <text:p text:style-name="Text_20_body">错误如下：</text:p>
        <text:p text:style-name="P2"><text:span text:style-name="Emphasis"><text:span text:style-name="Strong_20_Emphasis">In file included from greenlet.c:5:0:</text:span></text:span></text:p>
        <text:p text:style-name="P2"><text:span text:style-name="Emphasis"><text:span text:style-name="Strong_20_Emphasis">greenlet.h:8:20: 致命错误： Python.h：没有那个文件或目录</text:span></text:span></text:p>
        <text:p text:style-name="Text_20_body"><text:span text:style-name="Emphasis"><text:span text:style-name="Strong_20_Emphasis">编译中断。</text:span></text:span></text:p>
        <text:p text:style-name="Text_20_body"><text:span text:style-name="Emphasis"><text:span text:style-name="Strong_20_Emphasis">error: Setup script exited with error: command 'gcc' failed with exit status 1 </text:span></text:span></text:p>
        <text:p text:style-name="Text_20_body"> </text:p>
        <text:p text:style-name="Text_20_body">解决方法是安装python-dev，这是Python的头文件和静态库包:</text:p>
        <text:p text:style-name="Text_20_body"><text:span text:style-name="Strong_20_Emphasis"><text:span text:style-name="T3">sudo apt-get install python-dev</text:span></text:span><text:span text:style-name="Strong_20_Emphasis"> </text:span></text:p>
      </text:section>
      <text:p text:style-name="Text_20_body"><text:span text:style-name="T2"/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Microsoft YaHei" svg:font-family="'Microsoft YaHe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1:59:00.330060742</meta:creation-date>
    <dc:date>2019-02-06T12:02:14.565371268</dc:date>
    <meta:editing-duration>PT3M14S</meta:editing-duration>
    <meta:editing-cycles>1</meta:editing-cycles>
    <meta:document-statistic meta:table-count="0" meta:image-count="0" meta:object-count="0" meta:page-count="3" meta:paragraph-count="50" meta:word-count="539" meta:character-count="2196" meta:non-whitespace-character-count="1936"/>
    <meta:generator>LibreOffice/6.0.6.2$Linux_X86_64 LibreOffice_project/00m0$Build-2</meta:generator>
  </office:meta>
</office:document-meta>
</file>